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9ae" fo:border="0.74pt solid #000000"/>
    </style:style>
    <style:style style:name="ce5" style:family="table-cell" style:parent-style-name="Default">
      <style:table-cell-properties fo:background-color="#ed1c24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299.29mm" svg:y="17.54mm">
            <draw:object draw:notify-on-update-of-ranges="Sheet1.A2:Sheet1.A26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 table:number-columns-spanned="5" table:number-rows-spanned="1">
            <text:p>Tiempos de Ejecución</text:p>
          </table:table-cell>
          <table:covered-table-cell table:number-columns-repeated="4" table:style-name="ce5" office:value-type="string" calcext:value-type="string">
            <text:p>Tiempos</text:p>
          </table:covered-table-cell>
          <table:table-cell table:number-columns-repeated="5" table:style-name="ce5" office:value-type="string" calcext:value-type="string">
            <text:p>Tiempos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[.C2]+[.D2]+[.E2]+[.F2]+[.G2]+[.H2]+[.I2]+[.J2]+[.K2]+[.L2])/10" office:value-type="float" office:value="0.013685" calcext:value-type="float">
            <text:p>0.013685</text:p>
          </table:table-cell>
          <table:table-cell office:value-type="float" office:value="0.015815" calcext:value-type="float">
            <text:p>0.015815</text:p>
          </table:table-cell>
          <table:table-cell office:value-type="float" office:value="0.013838" calcext:value-type="float">
            <text:p>0.013838</text:p>
          </table:table-cell>
          <table:table-cell office:value-type="float" office:value="0.013877" calcext:value-type="float">
            <text:p>0.013877</text:p>
          </table:table-cell>
          <table:table-cell office:value-type="float" office:value="0.013443" calcext:value-type="float">
            <text:p>0.013443</text:p>
          </table:table-cell>
          <table:table-cell office:value-type="float" office:value="0.013081" calcext:value-type="float">
            <text:p>0.013081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013489" calcext:value-type="float">
            <text:p>0.013489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0.013198" calcext:value-type="float">
            <text:p>0.013198</text:p>
          </table:table-cell>
          <table:table-cell office:value-type="float" office:value="0.013177" calcext:value-type="float">
            <text:p>0.01317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C3]+[.D3]+[.E3]+[.F3]+[.G3]+[.H3]+[.I3]+[.J3]+[.K3]+[.L3])/10" office:value-type="float" office:value="0.0524105" calcext:value-type="float">
            <text:p>0.0524105</text:p>
          </table:table-cell>
          <table:table-cell office:value-type="float" office:value="0.05373" calcext:value-type="float">
            <text:p>0.05373</text:p>
          </table:table-cell>
          <table:table-cell office:value-type="float" office:value="0.053368" calcext:value-type="float">
            <text:p>0.053368</text:p>
          </table:table-cell>
          <table:table-cell office:value-type="float" office:value="0.051914" calcext:value-type="float">
            <text:p>0.051914</text:p>
          </table:table-cell>
          <table:table-cell office:value-type="float" office:value="0.052557" calcext:value-type="float">
            <text:p>0.052557</text:p>
          </table:table-cell>
          <table:table-cell office:value-type="float" office:value="0.05229" calcext:value-type="float">
            <text:p>0.05229</text:p>
          </table:table-cell>
          <table:table-cell office:value-type="float" office:value="0.052022" calcext:value-type="float">
            <text:p>0.052022</text:p>
          </table:table-cell>
          <table:table-cell office:value-type="float" office:value="0.051955" calcext:value-type="float">
            <text:p>0.051955</text:p>
          </table:table-cell>
          <table:table-cell office:value-type="float" office:value="0.051873" calcext:value-type="float">
            <text:p>0.051873</text:p>
          </table:table-cell>
          <table:table-cell office:value-type="float" office:value="0.052015" calcext:value-type="float">
            <text:p>0.052015</text:p>
          </table:table-cell>
          <table:table-cell office:value-type="float" office:value="0.052381" calcext:value-type="float">
            <text:p>0.05238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([.C4]+[.D4]+[.E4]+[.F4]+[.G4]+[.H4]+[.I4]+[.J4]+[.K4]+[.L4])/10" office:value-type="float" office:value="0.1178577" calcext:value-type="float">
            <text:p>0.1178577</text:p>
          </table:table-cell>
          <table:table-cell office:value-type="float" office:value="0.118764" calcext:value-type="float">
            <text:p>0.118764</text:p>
          </table:table-cell>
          <table:table-cell office:value-type="float" office:value="0.118507" calcext:value-type="float">
            <text:p>0.118507</text:p>
          </table:table-cell>
          <table:table-cell office:value-type="float" office:value="0.117751" calcext:value-type="float">
            <text:p>0.117751</text:p>
          </table:table-cell>
          <table:table-cell office:value-type="float" office:value="0.118963" calcext:value-type="float">
            <text:p>0.118963</text:p>
          </table:table-cell>
          <table:table-cell office:value-type="float" office:value="0.115943" calcext:value-type="float">
            <text:p>0.115943</text:p>
          </table:table-cell>
          <table:table-cell office:value-type="float" office:value="0.117675" calcext:value-type="float">
            <text:p>0.117675</text:p>
          </table:table-cell>
          <table:table-cell office:value-type="float" office:value="0.118301" calcext:value-type="float">
            <text:p>0.118301</text:p>
          </table:table-cell>
          <table:table-cell office:value-type="float" office:value="0.116267" calcext:value-type="float">
            <text:p>0.116267</text:p>
          </table:table-cell>
          <table:table-cell office:value-type="float" office:value="0.118005" calcext:value-type="float">
            <text:p>0.118005</text:p>
          </table:table-cell>
          <table:table-cell office:value-type="float" office:value="0.118401" calcext:value-type="float">
            <text:p>0.11840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([.C5]+[.D5]+[.E5]+[.F5]+[.G5]+[.H5]+[.I5]+[.J5]+[.K5]+[.L5])/10" office:value-type="float" office:value="0.2093507" calcext:value-type="float">
            <text:p>0.2093507</text:p>
          </table:table-cell>
          <table:table-cell office:value-type="float" office:value="0.211666" calcext:value-type="float">
            <text:p>0.211666</text:p>
          </table:table-cell>
          <table:table-cell office:value-type="float" office:value="0.207448" calcext:value-type="float">
            <text:p>0.207448</text:p>
          </table:table-cell>
          <table:table-cell office:value-type="float" office:value="0.209642" calcext:value-type="float">
            <text:p>0.209642</text:p>
          </table:table-cell>
          <table:table-cell office:value-type="float" office:value="0.210768" calcext:value-type="float">
            <text:p>0.210768</text:p>
          </table:table-cell>
          <table:table-cell office:value-type="float" office:value="0.208424" calcext:value-type="float">
            <text:p>0.208424</text:p>
          </table:table-cell>
          <table:table-cell office:value-type="float" office:value="0.210479" calcext:value-type="float">
            <text:p>0.210479</text:p>
          </table:table-cell>
          <table:table-cell office:value-type="float" office:value="0.209203" calcext:value-type="float">
            <text:p>0.209203</text:p>
          </table:table-cell>
          <table:table-cell office:value-type="float" office:value="0.208874" calcext:value-type="float">
            <text:p>0.208874</text:p>
          </table:table-cell>
          <table:table-cell office:value-type="float" office:value="0.20819" calcext:value-type="float">
            <text:p>0.20819</text:p>
          </table:table-cell>
          <table:table-cell office:value-type="float" office:value="0.208813" calcext:value-type="float">
            <text:p>0.20881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([.C6]+[.D6]+[.E6]+[.F6]+[.G6]+[.H6]+[.I6]+[.J6]+[.K6]+[.L6])/10" office:value-type="float" office:value="0.3272508" calcext:value-type="float">
            <text:p>0.3272508</text:p>
          </table:table-cell>
          <table:table-cell office:value-type="float" office:value="0.330689" calcext:value-type="float">
            <text:p>0.330689</text:p>
          </table:table-cell>
          <table:table-cell office:value-type="float" office:value="0.326415" calcext:value-type="float">
            <text:p>0.326415</text:p>
          </table:table-cell>
          <table:table-cell office:value-type="float" office:value="0.325613" calcext:value-type="float">
            <text:p>0.325613</text:p>
          </table:table-cell>
          <table:table-cell office:value-type="float" office:value="0.327564" calcext:value-type="float">
            <text:p>0.327564</text:p>
          </table:table-cell>
          <table:table-cell office:value-type="float" office:value="0.327145" calcext:value-type="float">
            <text:p>0.327145</text:p>
          </table:table-cell>
          <table:table-cell office:value-type="float" office:value="0.325313" calcext:value-type="float">
            <text:p>0.325313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0.325724" calcext:value-type="float">
            <text:p>0.325724</text:p>
          </table:table-cell>
          <table:table-cell office:value-type="float" office:value="0.328232" calcext:value-type="float">
            <text:p>0.328232</text:p>
          </table:table-cell>
          <table:table-cell office:value-type="float" office:value="0.32865" calcext:value-type="float">
            <text:p>0.3286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([.C7]+[.D7]+[.E7]+[.F7]+[.G7]+[.H7]+[.I7]+[.J7]+[.K7]+[.L7])/10" office:value-type="float" office:value="0.4726259" calcext:value-type="float">
            <text:p>0.4726259</text:p>
          </table:table-cell>
          <table:table-cell office:value-type="float" office:value="0.47489" calcext:value-type="float">
            <text:p>0.47489</text:p>
          </table:table-cell>
          <table:table-cell office:value-type="float" office:value="0.47257" calcext:value-type="float">
            <text:p>0.47257</text:p>
          </table:table-cell>
          <table:table-cell office:value-type="float" office:value="0.471294" calcext:value-type="float">
            <text:p>0.471294</text:p>
          </table:table-cell>
          <table:table-cell office:value-type="float" office:value="0.475906" calcext:value-type="float">
            <text:p>0.475906</text:p>
          </table:table-cell>
          <table:table-cell office:value-type="float" office:value="0.472859" calcext:value-type="float">
            <text:p>0.472859</text:p>
          </table:table-cell>
          <table:table-cell office:value-type="float" office:value="0.472806" calcext:value-type="float">
            <text:p>0.472806</text:p>
          </table:table-cell>
          <table:table-cell office:value-type="float" office:value="0.469554" calcext:value-type="float">
            <text:p>0.469554</text:p>
          </table:table-cell>
          <table:table-cell office:value-type="float" office:value="0.472091" calcext:value-type="float">
            <text:p>0.472091</text:p>
          </table:table-cell>
          <table:table-cell office:value-type="float" office:value="0.472361" calcext:value-type="float">
            <text:p>0.472361</text:p>
          </table:table-cell>
          <table:table-cell office:value-type="float" office:value="0.471928" calcext:value-type="float">
            <text:p>0.47192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([.C8]+[.D8]+[.E8]+[.F8]+[.G8]+[.H8]+[.I8]+[.J8]+[.K8]+[.L8])/10" office:value-type="float" office:value="0.6425901" calcext:value-type="float">
            <text:p>0.6425901</text:p>
          </table:table-cell>
          <table:table-cell office:value-type="float" office:value="0.649738" calcext:value-type="float">
            <text:p>0.649738</text:p>
          </table:table-cell>
          <table:table-cell office:value-type="float" office:value="0.641361" calcext:value-type="float">
            <text:p>0.641361</text:p>
          </table:table-cell>
          <table:table-cell office:value-type="float" office:value="0.640661" calcext:value-type="float">
            <text:p>0.640661</text:p>
          </table:table-cell>
          <table:table-cell office:value-type="float" office:value="0.645246" calcext:value-type="float">
            <text:p>0.645246</text:p>
          </table:table-cell>
          <table:table-cell office:value-type="float" office:value="0.643897" calcext:value-type="float">
            <text:p>0.643897</text:p>
          </table:table-cell>
          <table:table-cell office:value-type="float" office:value="0.64065" calcext:value-type="float">
            <text:p>0.64065</text:p>
          </table:table-cell>
          <table:table-cell office:value-type="float" office:value="0.642299" calcext:value-type="float">
            <text:p>0.642299</text:p>
          </table:table-cell>
          <table:table-cell office:value-type="float" office:value="0.640795" calcext:value-type="float">
            <text:p>0.640795</text:p>
          </table:table-cell>
          <table:table-cell office:value-type="float" office:value="0.642646" calcext:value-type="float">
            <text:p>0.642646</text:p>
          </table:table-cell>
          <table:table-cell office:value-type="float" office:value="0.638608" calcext:value-type="float">
            <text:p>0.63860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([.C9]+[.D9]+[.E9]+[.F9]+[.G9]+[.H9]+[.I9]+[.J9]+[.K9]+[.L9])/10" office:value-type="float" office:value="0.8407799" calcext:value-type="float">
            <text:p>0.8407799</text:p>
          </table:table-cell>
          <table:table-cell office:value-type="float" office:value="0.841205" calcext:value-type="float">
            <text:p>0.841205</text:p>
          </table:table-cell>
          <table:table-cell office:value-type="float" office:value="0.837072" calcext:value-type="float">
            <text:p>0.837072</text:p>
          </table:table-cell>
          <table:table-cell office:value-type="float" office:value="0.841635" calcext:value-type="float">
            <text:p>0.841635</text:p>
          </table:table-cell>
          <table:table-cell office:value-type="float" office:value="0.837355" calcext:value-type="float">
            <text:p>0.837355</text:p>
          </table:table-cell>
          <table:table-cell office:value-type="float" office:value="0.838963" calcext:value-type="float">
            <text:p>0.838963</text:p>
          </table:table-cell>
          <table:table-cell office:value-type="float" office:value="0.841081" calcext:value-type="float">
            <text:p>0.841081</text:p>
          </table:table-cell>
          <table:table-cell office:value-type="float" office:value="0.840729" calcext:value-type="float">
            <text:p>0.840729</text:p>
          </table:table-cell>
          <table:table-cell office:value-type="float" office:value="0.840952" calcext:value-type="float">
            <text:p>0.840952</text:p>
          </table:table-cell>
          <table:table-cell office:value-type="float" office:value="0.846019" calcext:value-type="float">
            <text:p>0.846019</text:p>
          </table:table-cell>
          <table:table-cell office:value-type="float" office:value="0.842788" calcext:value-type="float">
            <text:p>0.84278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([.C10]+[.D10]+[.E10]+[.F10]+[.G10]+[.H10]+[.I10]+[.J10]+[.K10]+[.L10])/10" office:value-type="float" office:value="1.06255" calcext:value-type="float">
            <text:p>1.06255</text:p>
          </table:table-cell>
          <table:table-cell office:value-type="float" office:value="1.06509" calcext:value-type="float">
            <text:p>1.06509</text:p>
          </table:table-cell>
          <table:table-cell office:value-type="float" office:value="1.05846" calcext:value-type="float">
            <text:p>1.05846</text:p>
          </table:table-cell>
          <table:table-cell office:value-type="float" office:value="1.06711" calcext:value-type="float">
            <text:p>1.06711</text:p>
          </table:table-cell>
          <table:table-cell office:value-type="float" office:value="1.06503" calcext:value-type="float">
            <text:p>1.06503</text:p>
          </table:table-cell>
          <table:table-cell office:value-type="float" office:value="1.06461" calcext:value-type="float">
            <text:p>1.06461</text:p>
          </table:table-cell>
          <table:table-cell office:value-type="float" office:value="1.06287" calcext:value-type="float">
            <text:p>1.06287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5671" calcext:value-type="float">
            <text:p>1.05671</text:p>
          </table:table-cell>
          <table:table-cell office:value-type="float" office:value="1.06282" calcext:value-type="float">
            <text:p>1.06282</text:p>
          </table:table-cell>
          <table:table-cell office:value-type="float" office:value="1.05837" calcext:value-type="float">
            <text:p>1.0583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[.C11]+[.D11]+[.E11]+[.F11]+[.G11]+[.H11]+[.I11]+[.J11]+[.K11]+[.L11])/10" office:value-type="float" office:value="1.309767" calcext:value-type="float">
            <text:p>1.309767</text:p>
          </table:table-cell>
          <table:table-cell office:value-type="float" office:value="1.31332" calcext:value-type="float">
            <text:p>1.31332</text:p>
          </table:table-cell>
          <table:table-cell office:value-type="float" office:value="1.30718" calcext:value-type="float">
            <text:p>1.30718</text:p>
          </table:table-cell>
          <table:table-cell office:value-type="float" office:value="1.30386" calcext:value-type="float">
            <text:p>1.30386</text:p>
          </table:table-cell>
          <table:table-cell office:value-type="float" office:value="1.3083" calcext:value-type="float">
            <text:p>1.3083</text:p>
          </table:table-cell>
          <table:table-cell office:value-type="float" office:value="1.31149" calcext:value-type="float">
            <text:p>1.31149</text:p>
          </table:table-cell>
          <table:table-cell office:value-type="float" office:value="1.31338" calcext:value-type="float">
            <text:p>1.31338</text:p>
          </table:table-cell>
          <table:table-cell office:value-type="float" office:value="1.31174" calcext:value-type="float">
            <text:p>1.31174</text:p>
          </table:table-cell>
          <table:table-cell office:value-type="float" office:value="1.31129" calcext:value-type="float">
            <text:p>1.31129</text:p>
          </table:table-cell>
          <table:table-cell office:value-type="float" office:value="1.30973" calcext:value-type="float">
            <text:p>1.30973</text:p>
          </table:table-cell>
          <table:table-cell office:value-type="float" office:value="1.30738" calcext:value-type="float">
            <text:p>1.3073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([.C12]+[.D12]+[.E12]+[.F12]+[.G12]+[.H12]+[.I12]+[.J12]+[.K12]+[.L12])/10" office:value-type="float" office:value="1.582734" calcext:value-type="float">
            <text:p>1.582734</text:p>
          </table:table-cell>
          <table:table-cell office:value-type="float" office:value="1.58449" calcext:value-type="float">
            <text:p>1.58449</text:p>
          </table:table-cell>
          <table:table-cell office:value-type="float" office:value="1.58847" calcext:value-type="float">
            <text:p>1.58847</text:p>
          </table:table-cell>
          <table:table-cell office:value-type="float" office:value="1.58432" calcext:value-type="float">
            <text:p>1.58432</text:p>
          </table:table-cell>
          <table:table-cell office:value-type="float" office:value="1.5789" calcext:value-type="float">
            <text:p>1.5789</text:p>
          </table:table-cell>
          <table:table-cell office:value-type="float" office:value="1.58302" calcext:value-type="float">
            <text:p>1.58302</text:p>
          </table:table-cell>
          <table:table-cell office:value-type="float" office:value="1.58227" calcext:value-type="float">
            <text:p>1.58227</text:p>
          </table:table-cell>
          <table:table-cell office:value-type="float" office:value="1.58163" calcext:value-type="float">
            <text:p>1.58163</text:p>
          </table:table-cell>
          <table:table-cell office:value-type="float" office:value="1.5838" calcext:value-type="float">
            <text:p>1.5838</text:p>
          </table:table-cell>
          <table:table-cell office:value-type="float" office:value="1.58846" calcext:value-type="float">
            <text:p>1.58846</text:p>
          </table:table-cell>
          <table:table-cell office:value-type="float" office:value="1.57198" calcext:value-type="float">
            <text:p>1.5719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([.C13]+[.D13]+[.E13]+[.F13]+[.G13]+[.H13]+[.I13]+[.J13]+[.K13]+[.L13])/10" office:value-type="float" office:value="1.89902" calcext:value-type="float">
            <text:p>1.89902</text:p>
          </table:table-cell>
          <table:table-cell office:value-type="float" office:value="1.91424" calcext:value-type="float">
            <text:p>1.91424</text:p>
          </table:table-cell>
          <table:table-cell office:value-type="float" office:value="1.89734" calcext:value-type="float">
            <text:p>1.89734</text:p>
          </table:table-cell>
          <table:table-cell office:value-type="float" office:value="1.89071" calcext:value-type="float">
            <text:p>1.89071</text:p>
          </table:table-cell>
          <table:table-cell office:value-type="float" office:value="1.9044" calcext:value-type="float">
            <text:p>1.9044</text:p>
          </table:table-cell>
          <table:table-cell office:value-type="float" office:value="1.89834" calcext:value-type="float">
            <text:p>1.89834</text:p>
          </table:table-cell>
          <table:table-cell office:value-type="float" office:value="1.90052" calcext:value-type="float">
            <text:p>1.90052</text:p>
          </table:table-cell>
          <table:table-cell office:value-type="float" office:value="1.90179" calcext:value-type="float">
            <text:p>1.90179</text:p>
          </table:table-cell>
          <table:table-cell office:value-type="float" office:value="1.89068" calcext:value-type="float">
            <text:p>1.89068</text:p>
          </table:table-cell>
          <table:table-cell office:value-type="float" office:value="1.8956" calcext:value-type="float">
            <text:p>1.8956</text:p>
          </table:table-cell>
          <table:table-cell office:value-type="float" office:value="1.89658" calcext:value-type="float">
            <text:p>1.8965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([.C14]+[.D14]+[.E14]+[.F14]+[.G14]+[.H14]+[.I14]+[.J14]+[.K14]+[.L14])/10" office:value-type="float" office:value="2.221734" calcext:value-type="float">
            <text:p>2.221734</text:p>
          </table:table-cell>
          <table:table-cell office:value-type="float" office:value="2.21277" calcext:value-type="float">
            <text:p>2.21277</text:p>
          </table:table-cell>
          <table:table-cell office:value-type="float" office:value="2.2298" calcext:value-type="float">
            <text:p>2.2298</text:p>
          </table:table-cell>
          <table:table-cell office:value-type="float" office:value="2.23124" calcext:value-type="float">
            <text:p>2.23124</text:p>
          </table:table-cell>
          <table:table-cell office:value-type="float" office:value="2.22487" calcext:value-type="float">
            <text:p>2.22487</text:p>
          </table:table-cell>
          <table:table-cell office:value-type="float" office:value="2.21958" calcext:value-type="float">
            <text:p>2.21958</text:p>
          </table:table-cell>
          <table:table-cell office:value-type="float" office:value="2.21953" calcext:value-type="float">
            <text:p>2.21953</text:p>
          </table:table-cell>
          <table:table-cell office:value-type="float" office:value="2.21698" calcext:value-type="float">
            <text:p>2.21698</text:p>
          </table:table-cell>
          <table:table-cell office:value-type="float" office:value="2.21356" calcext:value-type="float">
            <text:p>2.21356</text:p>
          </table:table-cell>
          <table:table-cell office:value-type="float" office:value="2.23414" calcext:value-type="float">
            <text:p>2.23414</text:p>
          </table:table-cell>
          <table:table-cell office:value-type="float" office:value="2.21487" calcext:value-type="float">
            <text:p>2.2148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([.C15]+[.D15]+[.E15]+[.F15]+[.G15]+[.H15]+[.I15]+[.J15]+[.K15]+[.L15])/10" office:value-type="float" office:value="2.57781" calcext:value-type="float">
            <text:p>2.57781</text:p>
          </table:table-cell>
          <table:table-cell office:value-type="float" office:value="2.59069" calcext:value-type="float">
            <text:p>2.59069</text:p>
          </table:table-cell>
          <table:table-cell office:value-type="float" office:value="2.57862" calcext:value-type="float">
            <text:p>2.57862</text:p>
          </table:table-cell>
          <table:table-cell office:value-type="float" office:value="2.58105" calcext:value-type="float">
            <text:p>2.58105</text:p>
          </table:table-cell>
          <table:table-cell office:value-type="float" office:value="2.56523" calcext:value-type="float">
            <text:p>2.56523</text:p>
          </table:table-cell>
          <table:table-cell office:value-type="float" office:value="2.58213" calcext:value-type="float">
            <text:p>2.58213</text:p>
          </table:table-cell>
          <table:table-cell office:value-type="float" office:value="2.57924" calcext:value-type="float">
            <text:p>2.57924</text:p>
          </table:table-cell>
          <table:table-cell office:value-type="float" office:value="2.58519" calcext:value-type="float">
            <text:p>2.58519</text:p>
          </table:table-cell>
          <table:table-cell office:value-type="float" office:value="2.57598" calcext:value-type="float">
            <text:p>2.57598</text:p>
          </table:table-cell>
          <table:table-cell office:value-type="float" office:value="2.57551" calcext:value-type="float">
            <text:p>2.57551</text:p>
          </table:table-cell>
          <table:table-cell office:value-type="float" office:value="2.56446" calcext:value-type="float">
            <text:p>2.5644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([.C16]+[.D16]+[.E16]+[.F16]+[.G16]+[.H16]+[.I16]+[.J16]+[.K16]+[.L16])/10" office:value-type="float" office:value="2.957033" calcext:value-type="float">
            <text:p>2.957033</text:p>
          </table:table-cell>
          <table:table-cell office:value-type="float" office:value="2.96842" calcext:value-type="float">
            <text:p>2.96842</text:p>
          </table:table-cell>
          <table:table-cell office:value-type="float" office:value="2.96099" calcext:value-type="float">
            <text:p>2.96099</text:p>
          </table:table-cell>
          <table:table-cell office:value-type="float" office:value="2.95463" calcext:value-type="float">
            <text:p>2.95463</text:p>
          </table:table-cell>
          <table:table-cell office:value-type="float" office:value="2.95565" calcext:value-type="float">
            <text:p>2.95565</text:p>
          </table:table-cell>
          <table:table-cell office:value-type="float" office:value="2.95234" calcext:value-type="float">
            <text:p>2.95234</text:p>
          </table:table-cell>
          <table:table-cell office:value-type="float" office:value="2.94548" calcext:value-type="float">
            <text:p>2.94548</text:p>
          </table:table-cell>
          <table:table-cell office:value-type="float" office:value="2.96778" calcext:value-type="float">
            <text:p>2.96778</text:p>
          </table:table-cell>
          <table:table-cell office:value-type="float" office:value="2.95785" calcext:value-type="float">
            <text:p>2.95785</text:p>
          </table:table-cell>
          <table:table-cell office:value-type="float" office:value="2.94632" calcext:value-type="float">
            <text:p>2.94632</text:p>
          </table:table-cell>
          <table:table-cell office:value-type="float" office:value="2.96087" calcext:value-type="float">
            <text:p>2.96087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([.C17]+[.D17]+[.E17]+[.F17]+[.G17]+[.H17]+[.I17]+[.J17]+[.K17]+[.L17])/10" office:value-type="float" office:value="3.37416" calcext:value-type="float">
            <text:p>3.37416</text:p>
          </table:table-cell>
          <table:table-cell office:value-type="float" office:value="3.37833" calcext:value-type="float">
            <text:p>3.37833</text:p>
          </table:table-cell>
          <table:table-cell office:value-type="float" office:value="3.37839" calcext:value-type="float">
            <text:p>3.37839</text:p>
          </table:table-cell>
          <table:table-cell office:value-type="float" office:value="3.36595" calcext:value-type="float">
            <text:p>3.36595</text:p>
          </table:table-cell>
          <table:table-cell office:value-type="float" office:value="3.3745" calcext:value-type="float">
            <text:p>3.3745</text:p>
          </table:table-cell>
          <table:table-cell office:value-type="float" office:value="3.38828" calcext:value-type="float">
            <text:p>3.38828</text:p>
          </table:table-cell>
          <table:table-cell office:value-type="float" office:value="3.37542" calcext:value-type="float">
            <text:p>3.37542</text:p>
          </table:table-cell>
          <table:table-cell office:value-type="float" office:value="3.35572" calcext:value-type="float">
            <text:p>3.35572</text:p>
          </table:table-cell>
          <table:table-cell office:value-type="float" office:value="3.38592" calcext:value-type="float">
            <text:p>3.38592</text:p>
          </table:table-cell>
          <table:table-cell office:value-type="float" office:value="3.36773" calcext:value-type="float">
            <text:p>3.36773</text:p>
          </table:table-cell>
          <table:table-cell office:value-type="float" office:value="3.37136" calcext:value-type="float">
            <text:p>3.37136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formula="of:=([.C18]+[.D18]+[.E18]+[.F18]+[.G18]+[.H18]+[.I18]+[.J18]+[.K18]+[.L18])/10" office:value-type="float" office:value="3.795755" calcext:value-type="float">
            <text:p>3.795755</text:p>
          </table:table-cell>
          <table:table-cell office:value-type="float" office:value="3.84553" calcext:value-type="float">
            <text:p>3.84553</text:p>
          </table:table-cell>
          <table:table-cell office:value-type="float" office:value="3.78194" calcext:value-type="float">
            <text:p>3.78194</text:p>
          </table:table-cell>
          <table:table-cell office:value-type="float" office:value="3.79663" calcext:value-type="float">
            <text:p>3.79663</text:p>
          </table:table-cell>
          <table:table-cell office:value-type="float" office:value="3.79244" calcext:value-type="float">
            <text:p>3.79244</text:p>
          </table:table-cell>
          <table:table-cell office:value-type="float" office:value="3.7859" calcext:value-type="float">
            <text:p>3.7859</text:p>
          </table:table-cell>
          <table:table-cell office:value-type="float" office:value="3.78568" calcext:value-type="float">
            <text:p>3.78568</text:p>
          </table:table-cell>
          <table:table-cell office:value-type="float" office:value="3.79405" calcext:value-type="float">
            <text:p>3.79405</text:p>
          </table:table-cell>
          <table:table-cell office:value-type="float" office:value="3.78215" calcext:value-type="float">
            <text:p>3.78215</text:p>
          </table:table-cell>
          <table:table-cell office:value-type="float" office:value="3.78757" calcext:value-type="float">
            <text:p>3.78757</text:p>
          </table:table-cell>
          <table:table-cell office:value-type="float" office:value="3.80566" calcext:value-type="float">
            <text:p>3.80566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formula="of:=([.C19]+[.D19]+[.E19]+[.F19]+[.G19]+[.H19]+[.I19]+[.J19]+[.K19]+[.L19])/10" office:value-type="float" office:value="4.339826" calcext:value-type="float">
            <text:p>4.339826</text:p>
          </table:table-cell>
          <table:table-cell office:value-type="float" office:value="4.26068" calcext:value-type="float">
            <text:p>4.26068</text:p>
          </table:table-cell>
          <table:table-cell office:value-type="float" office:value="4.27159" calcext:value-type="float">
            <text:p>4.27159</text:p>
          </table:table-cell>
          <table:table-cell office:value-type="float" office:value="4.30665" calcext:value-type="float">
            <text:p>4.30665</text:p>
          </table:table-cell>
          <table:table-cell office:value-type="float" office:value="4.26938" calcext:value-type="float">
            <text:p>4.26938</text:p>
          </table:table-cell>
          <table:table-cell office:value-type="float" office:value="4.27734" calcext:value-type="float">
            <text:p>4.27734</text:p>
          </table:table-cell>
          <table:table-cell office:value-type="float" office:value="4.24834" calcext:value-type="float">
            <text:p>4.24834</text:p>
          </table:table-cell>
          <table:table-cell office:value-type="float" office:value="4.34983" calcext:value-type="float">
            <text:p>4.34983</text:p>
          </table:table-cell>
          <table:table-cell office:value-type="float" office:value="4.70495" calcext:value-type="float">
            <text:p>4.70495</text:p>
          </table:table-cell>
          <table:table-cell office:value-type="float" office:value="4.45725" calcext:value-type="float">
            <text:p>4.45725</text:p>
          </table:table-cell>
          <table:table-cell office:value-type="float" office:value="4.25225" calcext:value-type="float">
            <text:p>4.252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formula="of:=([.C20]+[.D20]+[.E20]+[.F20]+[.G20]+[.H20]+[.I20]+[.J20]+[.K20]+[.L20])/10" office:value-type="float" office:value="4.747083" calcext:value-type="float">
            <text:p>4.747083</text:p>
          </table:table-cell>
          <table:table-cell office:value-type="float" office:value="4.74331" calcext:value-type="float">
            <text:p>4.74331</text:p>
          </table:table-cell>
          <table:table-cell office:value-type="float" office:value="4.7399" calcext:value-type="float">
            <text:p>4.7399</text:p>
          </table:table-cell>
          <table:table-cell office:value-type="float" office:value="4.72654" calcext:value-type="float">
            <text:p>4.72654</text:p>
          </table:table-cell>
          <table:table-cell office:value-type="float" office:value="4.76194" calcext:value-type="float">
            <text:p>4.76194</text:p>
          </table:table-cell>
          <table:table-cell office:value-type="float" office:value="4.77072" calcext:value-type="float">
            <text:p>4.77072</text:p>
          </table:table-cell>
          <table:table-cell office:value-type="float" office:value="4.72571" calcext:value-type="float">
            <text:p>4.72571</text:p>
          </table:table-cell>
          <table:table-cell office:value-type="float" office:value="4.74901" calcext:value-type="float">
            <text:p>4.74901</text:p>
          </table:table-cell>
          <table:table-cell office:value-type="float" office:value="4.73356" calcext:value-type="float">
            <text:p>4.73356</text:p>
          </table:table-cell>
          <table:table-cell office:value-type="float" office:value="4.74395" calcext:value-type="float">
            <text:p>4.74395</text:p>
          </table:table-cell>
          <table:table-cell office:value-type="float" office:value="4.77619" calcext:value-type="float">
            <text:p>4.7761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[.C21]+[.D21]+[.E21]+[.F21]+[.G21]+[.H21]+[.I21]+[.J21]+[.K21]+[.L21])/10" office:value-type="float" office:value="5.261537" calcext:value-type="float">
            <text:p>5.261537</text:p>
          </table:table-cell>
          <table:table-cell office:value-type="float" office:value="5.25542" calcext:value-type="float">
            <text:p>5.25542</text:p>
          </table:table-cell>
          <table:table-cell office:value-type="float" office:value="5.27023" calcext:value-type="float">
            <text:p>5.27023</text:p>
          </table:table-cell>
          <table:table-cell office:value-type="float" office:value="5.24186" calcext:value-type="float">
            <text:p>5.24186</text:p>
          </table:table-cell>
          <table:table-cell office:value-type="float" office:value="5.26192" calcext:value-type="float">
            <text:p>5.26192</text:p>
          </table:table-cell>
          <table:table-cell office:value-type="float" office:value="5.26386" calcext:value-type="float">
            <text:p>5.26386</text:p>
          </table:table-cell>
          <table:table-cell office:value-type="float" office:value="5.2973" calcext:value-type="float">
            <text:p>5.2973</text:p>
          </table:table-cell>
          <table:table-cell office:value-type="float" office:value="5.25218" calcext:value-type="float">
            <text:p>5.25218</text:p>
          </table:table-cell>
          <table:table-cell office:value-type="float" office:value="5.26294" calcext:value-type="float">
            <text:p>5.26294</text:p>
          </table:table-cell>
          <table:table-cell office:value-type="float" office:value="5.24744" calcext:value-type="float">
            <text:p>5.24744</text:p>
          </table:table-cell>
          <table:table-cell office:value-type="float" office:value="5.26222" calcext:value-type="float">
            <text:p>5.26222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formula="of:=([.C22]+[.D22]+[.E22]+[.F22]+[.G22]+[.H22]+[.I22]+[.J22]+[.K22]+[.L22])/10" office:value-type="float" office:value="5.785753" calcext:value-type="float">
            <text:p>5.785753</text:p>
          </table:table-cell>
          <table:table-cell office:value-type="float" office:value="5.79045" calcext:value-type="float">
            <text:p>5.79045</text:p>
          </table:table-cell>
          <table:table-cell office:value-type="float" office:value="5.7972" calcext:value-type="float">
            <text:p>5.7972</text:p>
          </table:table-cell>
          <table:table-cell office:value-type="float" office:value="5.77781" calcext:value-type="float">
            <text:p>5.77781</text:p>
          </table:table-cell>
          <table:table-cell office:value-type="float" office:value="5.78846" calcext:value-type="float">
            <text:p>5.78846</text:p>
          </table:table-cell>
          <table:table-cell office:value-type="float" office:value="5.80487" calcext:value-type="float">
            <text:p>5.80487</text:p>
          </table:table-cell>
          <table:table-cell office:value-type="float" office:value="5.78074" calcext:value-type="float">
            <text:p>5.78074</text:p>
          </table:table-cell>
          <table:table-cell office:value-type="float" office:value="5.77372" calcext:value-type="float">
            <text:p>5.77372</text:p>
          </table:table-cell>
          <table:table-cell office:value-type="float" office:value="5.78082" calcext:value-type="float">
            <text:p>5.78082</text:p>
          </table:table-cell>
          <table:table-cell office:value-type="float" office:value="5.76297" calcext:value-type="float">
            <text:p>5.76297</text:p>
          </table:table-cell>
          <table:table-cell office:value-type="float" office:value="5.80049" calcext:value-type="float">
            <text:p>5.80049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formula="of:=([.C23]+[.D23]+[.E23]+[.F23]+[.G23]+[.H23]+[.I23]+[.J23]+[.K23]+[.L23])/10" office:value-type="float" office:value="6.413192" calcext:value-type="float">
            <text:p>6.413192</text:p>
          </table:table-cell>
          <table:table-cell office:value-type="float" office:value="6.40834" calcext:value-type="float">
            <text:p>6.40834</text:p>
          </table:table-cell>
          <table:table-cell office:value-type="float" office:value="6.38501" calcext:value-type="float">
            <text:p>6.38501</text:p>
          </table:table-cell>
          <table:table-cell office:value-type="float" office:value="6.40125" calcext:value-type="float">
            <text:p>6.40125</text:p>
          </table:table-cell>
          <table:table-cell office:value-type="float" office:value="6.37443" calcext:value-type="float">
            <text:p>6.37443</text:p>
          </table:table-cell>
          <table:table-cell office:value-type="float" office:value="6.39647" calcext:value-type="float">
            <text:p>6.39647</text:p>
          </table:table-cell>
          <table:table-cell office:value-type="float" office:value="6.36493" calcext:value-type="float">
            <text:p>6.36493</text:p>
          </table:table-cell>
          <table:table-cell office:value-type="float" office:value="6.37161" calcext:value-type="float">
            <text:p>6.37161</text:p>
          </table:table-cell>
          <table:table-cell office:value-type="float" office:value="6.40176" calcext:value-type="float">
            <text:p>6.40176</text:p>
          </table:table-cell>
          <table:table-cell office:value-type="float" office:value="6.55272" calcext:value-type="float">
            <text:p>6.55272</text:p>
          </table:table-cell>
          <table:table-cell office:value-type="float" office:value="6.4754" calcext:value-type="float">
            <text:p>6.4754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formula="of:=([.C24]+[.D24]+[.E24]+[.F24]+[.G24]+[.H24]+[.I24]+[.J24]+[.K24]+[.L24])/10" office:value-type="float" office:value="7.042922" calcext:value-type="float">
            <text:p>7.042922</text:p>
          </table:table-cell>
          <table:table-cell office:value-type="float" office:value="7.05084" calcext:value-type="float">
            <text:p>7.05084</text:p>
          </table:table-cell>
          <table:table-cell office:value-type="float" office:value="6.97721" calcext:value-type="float">
            <text:p>6.97721</text:p>
          </table:table-cell>
          <table:table-cell office:value-type="float" office:value="6.99745" calcext:value-type="float">
            <text:p>6.99745</text:p>
          </table:table-cell>
          <table:table-cell office:value-type="float" office:value="7.1643" calcext:value-type="float">
            <text:p>7.1643</text:p>
          </table:table-cell>
          <table:table-cell office:value-type="float" office:value="7.31583" calcext:value-type="float">
            <text:p>7.31583</text:p>
          </table:table-cell>
          <table:table-cell office:value-type="float" office:value="6.96697" calcext:value-type="float">
            <text:p>6.96697</text:p>
          </table:table-cell>
          <table:table-cell office:value-type="float" office:value="7.00213" calcext:value-type="float">
            <text:p>7.00213</text:p>
          </table:table-cell>
          <table:table-cell office:value-type="float" office:value="6.98282" calcext:value-type="float">
            <text:p>6.98282</text:p>
          </table:table-cell>
          <table:table-cell office:value-type="float" office:value="6.97614" calcext:value-type="float">
            <text:p>6.97614</text:p>
          </table:table-cell>
          <table:table-cell office:value-type="float" office:value="6.99553" calcext:value-type="float">
            <text:p>6.99553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formula="of:=([.C25]+[.D25]+[.E25]+[.F25]+[.G25]+[.H25]+[.I25]+[.J25]+[.K25]+[.L25])/10" office:value-type="float" office:value="7.657275" calcext:value-type="float">
            <text:p>7.657275</text:p>
          </table:table-cell>
          <table:table-cell office:value-type="float" office:value="8.43018" calcext:value-type="float">
            <text:p>8.43018</text:p>
          </table:table-cell>
          <table:table-cell office:value-type="float" office:value="7.67828" calcext:value-type="float">
            <text:p>7.67828</text:p>
          </table:table-cell>
          <table:table-cell office:value-type="float" office:value="7.58662" calcext:value-type="float">
            <text:p>7.58662</text:p>
          </table:table-cell>
          <table:table-cell office:value-type="float" office:value="7.56452" calcext:value-type="float">
            <text:p>7.56452</text:p>
          </table:table-cell>
          <table:table-cell office:value-type="float" office:value="7.57438" calcext:value-type="float">
            <text:p>7.57438</text:p>
          </table:table-cell>
          <table:table-cell office:value-type="float" office:value="7.58023" calcext:value-type="float">
            <text:p>7.58023</text:p>
          </table:table-cell>
          <table:table-cell office:value-type="float" office:value="7.53173" calcext:value-type="float">
            <text:p>7.53173</text:p>
          </table:table-cell>
          <table:table-cell office:value-type="float" office:value="7.55246" calcext:value-type="float">
            <text:p>7.55246</text:p>
          </table:table-cell>
          <table:table-cell office:value-type="float" office:value="7.54443" calcext:value-type="float">
            <text:p>7.54443</text:p>
          </table:table-cell>
          <table:table-cell office:value-type="float" office:value="7.52992" calcext:value-type="float">
            <text:p>7.529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C26]+[.D26]+[.E26]+[.F26]+[.G26]+[.H26]+[.I26]+[.J26]+[.K26]+[.L26])/10" office:value-type="float" office:value="8.246308" calcext:value-type="float">
            <text:p>8.246308</text:p>
          </table:table-cell>
          <table:table-cell office:value-type="float" office:value="8.26389" calcext:value-type="float">
            <text:p>8.26389</text:p>
          </table:table-cell>
          <table:table-cell office:value-type="float" office:value="8.25684" calcext:value-type="float">
            <text:p>8.25684</text:p>
          </table:table-cell>
          <table:table-cell office:value-type="float" office:value="8.20495" calcext:value-type="float">
            <text:p>8.20495</text:p>
          </table:table-cell>
          <table:table-cell office:value-type="float" office:value="8.20974" calcext:value-type="float">
            <text:p>8.20974</text:p>
          </table:table-cell>
          <table:table-cell office:value-type="float" office:value="8.23968" calcext:value-type="float">
            <text:p>8.23968</text:p>
          </table:table-cell>
          <table:table-cell office:value-type="float" office:value="8.19473" calcext:value-type="float">
            <text:p>8.19473</text:p>
          </table:table-cell>
          <table:table-cell office:value-type="float" office:value="8.24718" calcext:value-type="float">
            <text:p>8.24718</text:p>
          </table:table-cell>
          <table:table-cell office:value-type="float" office:value="8.22027" calcext:value-type="float">
            <text:p>8.22027</text:p>
          </table:table-cell>
          <table:table-cell office:value-type="float" office:value="8.23894" calcext:value-type="float">
            <text:p>8.23894</text:p>
          </table:table-cell>
          <table:table-cell office:value-type="float" office:value="8.38686" calcext:value-type="float">
            <text:p>8.38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21:52:41.699259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8:25:26.572063482</meta:creation-date>
    <dc:date>2020-03-10T23:20:36.407289842</dc:date>
    <meta:editing-duration>PT24M55S</meta:editing-duration>
    <meta:editing-cycles>5</meta:editing-cycles>
    <meta:generator>LibreOffice/6.0.7.3$Linux_X86_64 LibreOffice_project/00m0$Build-3</meta:generator>
    <meta:document-statistic meta:table-count="1" meta:cell-count="3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436cm" svg:y="0.316cm" chart:style-name="ch2">
          <text:p>Eficiencia Insercion No Optimizado</text:p>
        </chart:title>
        <chart:legend chart:legend-position="end" svg:x="11.135cm" svg:y="3.954cm" style:legend-expansion="high" chart:style-name="ch3"/>
        <chart:plot-area chart:style-name="ch4" table:cell-range-address="Sheet1.A2:Sheet1.B26" svg:x="1.33cm" svg:y="1.275cm" svg:width="9.486cm" svg:height="6.569cm">
          <chartooo:coordinate-region svg:x="1.766cm" svg:y="1.474cm" svg:width="8.493cm" svg:height="5.723cm"/>
          <chart:axis chart:dimension="x" chart:name="primary-x" chart:style-name="ch5">
            <chart:title svg:x="5.42cm" svg:y="8.024cm" chart:style-name="ch6">
              <text:p>Tamano</text:p>
            </chart:title>
          </chart:axis>
          <chart:axis chart:dimension="y" chart:name="primary-y" chart:style-name="ch5">
            <chart:title svg:x="0.451cm" svg:y="5.569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26" chart:class="chart:scatter">
            <chart:domain table:cell-range-address="Sheet1.A2:Sheet1.A26"/>
            <chart:regression-curve chart:style-name="ch10">
              <chart:equation chart:display-equation="true" chart:display-r-square="true"/>
            </chart:regression-curve>
            <chart:data-point chart:repeated="9"/>
            <chart:data-point chart:style-name="ch11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:Sheet1.A26</svg:desc>
                </draw:g>
              </table:table-cell>
              <table:table-cell office:value-type="float" office:value="0.013685">
                <text:p>0.013685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524105">
                <text:p>0.0524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178577">
                <text:p>0.1178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2093507">
                <text:p>0.209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272508">
                <text:p>0.3272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4726259">
                <text:p>0.4726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6425901">
                <text:p>0.6425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8407799">
                <text:p>0.8407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309767">
                <text:p>1.309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582734">
                <text:p>1.582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1.89902">
                <text:p>1.89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221734">
                <text:p>2.221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57781">
                <text:p>2.57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2.957033">
                <text:p>2.957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37416">
                <text:p>3.37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3.795755">
                <text:p>3.795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339826">
                <text:p>4.339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4.747083">
                <text:p>4.747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5.261537">
                <text:p>5.261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5.785753">
                <text:p>5.785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6.413192">
                <text:p>6.413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7.042922">
                <text:p>7.042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7.657275">
                <text:p>7.657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8.246308">
                <text:p>8.246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